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2-6)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UCF (3-4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51</text:p>
          </table:table-cell>
          <table:table-cell office:value-type="string">
            <text:p>.11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17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1</text:p>
          </table:table-cell>
          <table:table-cell office:value-type="string">
            <text:p>.16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382</text:p>
          </table:table-cell>
        </table:table-row>
        <table:table-row>
          <table:table-cell office:value-type="string">
            <text:p>UCF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36</text:p>
          </table:table-cell>
          <table:table-cell office:value-type="string">
            <text:p>.30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1</text:p>
          </table:table-cell>
          <table:table-cell office:value-type="string">
            <text:p>.19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30</text:p>
          </table:table-cell>
          <table:table-cell office:value-type="string">
            <text:p>-.06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76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11</text:p>
          </table:table-cell>
          <table:table-cell office:value-type="string">
            <text:p>52</text:p>
          </table:table-cell>
          <table:table-cell office:value-type="string">
            <text:p>.2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09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9</text:p>
          </table:table-cell>
          <table:table-cell office:value-type="string">
            <text:p>28</text:p>
          </table:table-cell>
          <table:table-cell office:value-type="string">
            <text:p>155</text:p>
          </table:table-cell>
          <table:table-cell office:value-type="string">
            <text:p>.200</text:p>
          </table:table-cell>
          <table:table-cell office:value-type="string">
            <text:p>55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69.0</text:p>
          </table:table-cell>
        </table:table-row>
      </table:table>
      <table:table table:name="Sheet 3">
        <table:table-row>
          <table:table-cell office:value-type="string">
            <text:p>UCF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isher,Ale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Olson,Eri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Watkins,Mirand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Pingel,Jord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Bright,Kia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Felice,Ka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oravec,Neriss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Zimroth,Abb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Westney,Jeanne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Wickey,Taylor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Sabol,Alli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Fisher,Kristina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2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Watson,Anne-Marie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.1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6</text:p>
          </table:table-cell>
          <table:table-cell office:value-type="string">
            <text:p>21</text:p>
          </table:table-cell>
          <table:table-cell office:value-type="string">
            <text:p>136</text:p>
          </table:table-cell>
          <table:table-cell office:value-type="string">
            <text:p>.184</text:p>
          </table:table-cell>
          <table:table-cell office:value-type="string">
            <text:p>40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53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